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198cm" fo:margin-left="0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69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3" style:family="table-row">
      <style:table-row-properties style:min-row-height="4.293cm"/>
    </style:style>
    <style:style style:name="P1" style:family="paragraph" style:parent-style-name="Standard">
      <style:text-properties fo:font-weight="bold" officeooo:rsid="000ce822" officeooo:paragraph-rsid="000ce822" style:font-weight-asian="bold" style:font-weight-complex="bold"/>
    </style:style>
    <style:style style:name="P2" style:family="paragraph" style:parent-style-name="Standard">
      <style:text-properties fo:font-weight="bold" officeooo:rsid="0017b0d5" officeooo:paragraph-rsid="0017b0d5" style:font-weight-asian="bold" style:font-weight-complex="bold"/>
    </style:style>
    <style:style style:name="P3" style:family="paragraph" style:parent-style-name="Table_20_Contents">
      <style:text-properties officeooo:rsid="000ce822" officeooo:paragraph-rsid="000ce822"/>
    </style:style>
    <style:style style:name="P4" style:family="paragraph" style:parent-style-name="Table_20_Contents">
      <style:text-properties officeooo:rsid="000d8070" officeooo:paragraph-rsid="000d8070"/>
    </style:style>
    <style:style style:name="P5" style:family="paragraph" style:parent-style-name="Table_20_Contents">
      <style:text-properties officeooo:rsid="000ef1a9" officeooo:paragraph-rsid="000ef1a9"/>
    </style:style>
    <style:style style:name="P6" style:family="paragraph" style:parent-style-name="Table_20_Contents">
      <style:text-properties officeooo:rsid="0010ac2e" officeooo:paragraph-rsid="0010ac2e"/>
    </style:style>
    <style:style style:name="P7" style:family="paragraph" style:parent-style-name="Table_20_Contents">
      <style:text-properties officeooo:rsid="001267bf" officeooo:paragraph-rsid="001267bf"/>
    </style:style>
    <style:style style:name="P8" style:family="paragraph" style:parent-style-name="Table_20_Contents">
      <style:text-properties officeooo:rsid="00151d1e" officeooo:paragraph-rsid="00151d1e"/>
    </style:style>
    <style:style style:name="P9" style:family="paragraph" style:parent-style-name="Table_20_Contents">
      <style:text-properties officeooo:rsid="00151d1e" officeooo:paragraph-rsid="0019521e"/>
    </style:style>
    <style:style style:name="P10" style:family="paragraph" style:parent-style-name="Table_20_Contents">
      <style:text-properties officeooo:rsid="0015f5cd" officeooo:paragraph-rsid="0015f5cd"/>
    </style:style>
    <style:style style:name="P11" style:family="paragraph" style:parent-style-name="Table_20_Contents">
      <style:text-properties officeooo:rsid="0015f5cd" officeooo:paragraph-rsid="0019521e"/>
    </style:style>
    <style:style style:name="P12" style:family="paragraph" style:parent-style-name="Table_20_Contents">
      <style:text-properties officeooo:rsid="00177a9d" officeooo:paragraph-rsid="00177a9d"/>
    </style:style>
    <style:style style:name="P13" style:family="paragraph" style:parent-style-name="Table_20_Contents">
      <style:text-properties officeooo:rsid="00177a9d" officeooo:paragraph-rsid="00177a9d"/>
    </style:style>
    <style:style style:name="P14" style:family="paragraph" style:parent-style-name="Table_20_Contents">
      <style:text-properties officeooo:rsid="001c37b6" officeooo:paragraph-rsid="001c37b6"/>
    </style:style>
    <style:style style:name="P15" style:family="paragraph" style:parent-style-name="Table_20_Contents">
      <style:text-properties officeooo:rsid="001c37b6" officeooo:paragraph-rsid="001e14dd"/>
    </style:style>
    <style:style style:name="P16" style:family="paragraph" style:parent-style-name="Table_20_Contents">
      <style:text-properties officeooo:rsid="001e14dd" officeooo:paragraph-rsid="001e14dd"/>
    </style:style>
    <style:style style:name="T1" style:family="text">
      <style:text-properties officeooo:rsid="0017b0d5"/>
    </style:style>
    <style:style style:name="T2" style:family="text">
      <style:text-properties officeooo:rsid="001aa26c"/>
    </style:style>
    <style:style style:name="T3" style:family="text">
      <style:text-properties officeooo:rsid="001e14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ferent Command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ommand</text:p>
          </table:table-cell>
          <table:table-cell table:style-name="Table1.B1" office:value-type="string">
            <text:p text:style-name="P3">time</text:p>
          </table:table-cell>
        </table:table-row>
        <table:table-row>
          <table:table-cell table:style-name="Table1.A2" office:value-type="string">
            <text:p text:style-name="P3">ls</text:p>
          </table:table-cell>
          <table:table-cell table:style-name="Table1.B2" office:value-type="string">
            <text:p text:style-name="P3">0.003275</text:p>
          </table:table-cell>
        </table:table-row>
        <table:table-row>
          <table:table-cell table:style-name="Table1.A2" office:value-type="string">
            <text:p text:style-name="P3">cd ..</text:p>
          </table:table-cell>
          <table:table-cell table:style-name="Table1.B2" office:value-type="string">
            <text:p text:style-name="P3">0.000583</text:p>
          </table:table-cell>
        </table:table-row>
        <table:table-row>
          <table:table-cell table:style-name="Table1.A2" office:value-type="string">
            <text:p text:style-name="P3">mkdir</text:p>
          </table:table-cell>
          <table:table-cell table:style-name="Table1.B2" office:value-type="string">
            <text:p text:style-name="P3">0.000745</text:p>
          </table:table-cell>
        </table:table-row>
        <table:table-row>
          <table:table-cell table:style-name="Table1.A2" office:value-type="string">
            <text:p text:style-name="P4">rmdir </text:p>
          </table:table-cell>
          <table:table-cell table:style-name="Table1.B2" office:value-type="string">
            <text:p text:style-name="Table_20_Contents">0.023053</text:p>
          </table:table-cell>
        </table:table-row>
        <table:table-row>
          <table:table-cell table:style-name="Table1.A2" office:value-type="string">
            <text:p text:style-name="P4">touch </text:p>
          </table:table-cell>
          <table:table-cell table:style-name="Table1.B2" office:value-type="string">
            <text:p text:style-name="P4">0.002108</text:p>
          </table:table-cell>
        </table:table-row>
        <table:table-row>
          <table:table-cell table:style-name="Table1.A2" office:value-type="string">
            <text:p text:style-name="P4">rm</text:p>
          </table:table-cell>
          <table:table-cell table:style-name="Table1.B2" office:value-type="string">
            <text:p text:style-name="Table_20_Contents">0.002598</text:p>
          </table:table-cell>
        </table:table-row>
        <table:table-row>
          <table:table-cell table:style-name="Table1.A2" office:value-type="string">
            <text:p text:style-name="P4">pwd</text:p>
          </table:table-cell>
          <table:table-cell table:style-name="Table1.B2" office:value-type="string">
            <text:p text:style-name="P4">0.021523</text:p>
          </table:table-cell>
        </table:table-row>
        <table:table-row>
          <table:table-cell table:style-name="Table1.A2" office:value-type="string">
            <text:p text:style-name="P4">cat </text:p>
          </table:table-cell>
          <table:table-cell table:style-name="Table1.B2" office:value-type="string">
            <text:p text:style-name="P4">0.002580</text:p>
          </table:table-cell>
        </table:table-row>
        <table:table-row>
          <table:table-cell table:style-name="Table1.A2" office:value-type="string">
            <text:p text:style-name="P4">ifconfig</text:p>
          </table:table-cell>
          <table:table-cell table:style-name="Table1.B2" office:value-type="string">
            <text:p text:style-name="Table_20_Contents">0.003939</text:p>
          </table:table-cell>
        </table:table-row>
        <table:table-row>
          <table:table-cell table:style-name="Table1.A2" office:value-type="string">
            <text:p text:style-name="P5">ping (on LAN)</text:p>
          </table:table-cell>
          <table:table-cell table:style-name="Table1.B2" office:value-type="string">
            <text:p text:style-name="P5">0.027364</text:p>
          </table:table-cell>
        </table:table-row>
        <table:table-row>
          <table:table-cell table:style-name="Table1.A2" office:value-type="string">
            <text:p text:style-name="P5">ping (on wifi)</text:p>
          </table:table-cell>
          <table:table-cell table:style-name="Table1.B2" office:value-type="string">
            <text:p text:style-name="P5">0.032459</text:p>
          </table:table-cell>
        </table:table-row>
        <table:table-row>
          <table:table-cell table:style-name="Table1.A2" office:value-type="string">
            <text:p text:style-name="P5">ls -a</text:p>
          </table:table-cell>
          <table:table-cell table:style-name="Table1.B2" office:value-type="string">
            <text:p text:style-name="P5">0.003131</text:p>
          </table:table-cell>
        </table:table-row>
        <table:table-row>
          <table:table-cell table:style-name="Table1.A2" office:value-type="string">
            <text:p text:style-name="P5">ls -lh</text:p>
          </table:table-cell>
          <table:table-cell table:style-name="Table1.B2" office:value-type="string">
            <text:p text:style-name="P5">0.005056</text:p>
          </table:table-cell>
        </table:table-row>
        <table:table-row>
          <table:table-cell table:style-name="Table1.A2" office:value-type="string">
            <text:p text:style-name="P5">Ls -ltr</text:p>
          </table:table-cell>
          <table:table-cell table:style-name="Table1.B2" office:value-type="string">
            <text:p text:style-name="P5">0.005172</text:p>
          </table:table-cell>
        </table:table-row>
        <table:table-row>
          <table:table-cell table:style-name="Table1.A2" office:value-type="string">
            <text:p text:style-name="P5">Ls -F</text:p>
          </table:table-cell>
          <table:table-cell table:style-name="Table1.B2" office:value-type="string">
            <text:p text:style-name="P5">0.003104</text:p>
          </table:table-cell>
        </table:table-row>
        <table:table-row>
          <table:table-cell table:style-name="Table1.A2" office:value-type="string">
            <text:p text:style-name="P6">Ls -c</text:p>
          </table:table-cell>
          <table:table-cell table:style-name="Table1.B2" office:value-type="string">
            <text:p text:style-name="P6">0.003237</text:p>
          </table:table-cell>
        </table:table-row>
        <table:table-row>
          <table:table-cell table:style-name="Table1.A2" office:value-type="string">
            <text:p text:style-name="P6">Ls -author</text:p>
          </table:table-cell>
          <table:table-cell table:style-name="Table1.B2" office:value-type="string">
            <text:p text:style-name="P6">0.005045</text:p>
          </table:table-cell>
        </table:table-row>
        <table:table-row>
          <table:table-cell table:style-name="Table1.A2" office:value-type="string">
            <text:p text:style-name="P6">Ls -d</text:p>
          </table:table-cell>
          <table:table-cell table:style-name="Table1.B2" office:value-type="string">
            <text:p text:style-name="P6">0.002939</text:p>
          </table:table-cell>
        </table:table-row>
        <table:table-row>
          <table:table-cell table:style-name="Table1.A2" office:value-type="string">
            <text:p text:style-name="P6">Ls -D</text:p>
          </table:table-cell>
          <table:table-cell table:style-name="Table1.B2" office:value-type="string">
            <text:p text:style-name="P6">0.003093</text:p>
          </table:table-cell>
        </table:table-row>
        <table:table-row>
          <table:table-cell table:style-name="Table1.A2" office:value-type="string">
            <text:p text:style-name="P7">a.out</text:p>
          </table:table-cell>
          <table:table-cell table:style-name="Table1.B2" office:value-type="string">
            <text:p text:style-name="P5">0.137348</text:p>
          </table:table-cell>
        </table:table-row>
        <table:table-row>
          <table:table-cell table:style-name="Table1.A2" office:value-type="string">
            <text:p text:style-name="P7">a.out .... 10 times</text:p>
          </table:table-cell>
          <table:table-cell table:style-name="Table1.B2" office:value-type="string">
            <text:p text:style-name="P5">0.126690</text:p>
            <text:p text:style-name="P5">0.126839</text:p>
            <text:p text:style-name="P5">0.126969</text:p>
            <text:p text:style-name="P5">0.127122</text:p>
            <text:p text:style-name="P5">0.127248</text:p>
            <text:p text:style-name="P5">0.127422</text:p>
            <text:p text:style-name="P5">0.127589</text:p>
            <text:p text:style-name="P5">0.127755</text:p>
            <text:p text:style-name="P5">0.127916</text:p>
            <text:p text:style-name="P5">0.128082</text:p>
          </table:table-cell>
        </table:table-row>
        <table:table-row table:style-name="Table1.23">
          <table:table-cell table:style-name="Table1.A2" office:value-type="string">
            <text:p text:style-name="P8">Tar</text:p>
            <text:p text:style-name="P16">7</text:p>
            <text:p text:style-name="P16">9</text:p>
            <text:p text:style-name="P15">3.<text:span text:style-name="T3">2</text:span></text:p>
            <text:p text:style-name="P16">5</text:p>
            <text:p text:style-name="P16">12.4</text:p>
            <text:p text:style-name="P16">1.2</text:p>
            <text:p text:style-name="P16">0.487</text:p>
            <text:p text:style-name="P16">0.989</text:p>
          </table:table-cell>
          <table:table-cell table:style-name="Table1.B2" office:value-type="string">
            <text:p text:style-name="P12">Compress <text:s text:c="10"/></text:p>
            <text:p text:style-name="P8">0.242681</text:p>
            <text:p text:style-name="P10">0.292735</text:p>
            <text:p text:style-name="P10">0.125659</text:p>
            <text:p text:style-name="P10">0.183118</text:p>
            <text:p text:style-name="P10">0.349051</text:p>
            <text:p text:style-name="P10">0.063200</text:p>
            <text:p text:style-name="P10">0.047712</text:p>
            <text:p text:style-name="P10">0.065284</text:p>
          </table:table-cell>
        </table:table-row>
        <table:table-row table:style-name="Table1.23">
          <table:table-cell table:style-name="Table1.A2" office:value-type="string">
            <text:p text:style-name="P9">Tar</text:p>
            <text:p text:style-name="P16">7</text:p>
            <text:p text:style-name="P16">9</text:p>
            <text:p text:style-name="P15">3.<text:span text:style-name="T3">2</text:span></text:p>
            <text:p text:style-name="P16">5</text:p>
            <text:p text:style-name="P16"><text:soft-page-break/>12.4</text:p>
            <text:p text:style-name="P16">1.2</text:p>
            <text:p text:style-name="P16">0.487</text:p>
            <text:p text:style-name="P16">0.989</text:p>
          </table:table-cell>
          <table:table-cell table:style-name="Table1.B2" office:value-type="string">
            <text:p text:style-name="P12"><text:s/><text:span text:style-name="T2">decompression</text:span></text:p>
            <text:p text:style-name="P12">0.071293</text:p>
            <text:p text:style-name="P12">0.109737</text:p>
            <text:p text:style-name="P12">0.061513</text:p>
            <text:p text:style-name="P12">0.050469</text:p>
            <text:p text:style-name="P12"><text:soft-page-break/>0.111631</text:p>
            <text:p text:style-name="P12">0.040759</text:p>
            <text:p text:style-name="P12">0.028146</text:p>
            <text:p text:style-name="P12">0.039042</text:p>
          </table:table-cell>
        </table:table-row>
        <table:table-row table:style-name="Table1.23">
          <table:table-cell table:style-name="Table1.A2" office:value-type="string">
            <text:p text:style-name="P14">bzip2</text:p>
            <text:p text:style-name="P16">7</text:p>
            <text:p text:style-name="P16">9</text:p>
            <text:p text:style-name="P14">3.<text:span text:style-name="T3">2</text:span></text:p>
            <text:p text:style-name="P16">5</text:p>
            <text:p text:style-name="P16">12.4</text:p>
            <text:p text:style-name="P16">1.2</text:p>
            <text:p text:style-name="P16">0.487</text:p>
            <text:p text:style-name="P16">0.989</text:p>
          </table:table-cell>
          <table:table-cell table:style-name="Table1.B2" office:value-type="string">
            <text:p text:style-name="P12"/>
            <text:p text:style-name="P12">0.799513</text:p>
            <text:p text:style-name="P12">1.034310</text:p>
            <text:p text:style-name="P12">0.386538</text:p>
            <text:p text:style-name="P12">0.622225</text:p>
            <text:p text:style-name="P12">1.457238</text:p>
            <text:p text:style-name="P12">0.173590</text:p>
            <text:p text:style-name="P12"><text:s/>0.086233</text:p>
            <text:p text:style-name="P12">0.154285</text:p>
          </table:table-cell>
        </table:table-row>
        <table:table-row table:style-name="Table1.23">
          <table:table-cell table:style-name="Table1.A2" office:value-type="string">
            <text:p text:style-name="P14">Gzip</text:p>
            <text:p text:style-name="P16">7</text:p>
            <text:p text:style-name="P16">9</text:p>
            <text:p text:style-name="P15">3.<text:span text:style-name="T3">2</text:span></text:p>
            <text:p text:style-name="P16">5</text:p>
            <text:p text:style-name="P16">12.4</text:p>
            <text:p text:style-name="P16">1.2</text:p>
            <text:p text:style-name="P16">0.487</text:p>
            <text:p text:style-name="P16">0.989</text:p>
          </table:table-cell>
          <table:table-cell table:style-name="Table1.B2" office:value-type="string">
            <text:p text:style-name="P12"/>
            <text:p text:style-name="P12">0.232482</text:p>
            <text:p text:style-name="P12">0.288150</text:p>
            <text:p text:style-name="P12">0.117602</text:p>
            <text:p text:style-name="P12">0.190658</text:p>
            <text:p text:style-name="P12">0.353596</text:p>
            <text:p text:style-name="P12">0.071418</text:p>
            <text:p text:style-name="P12">0.046635</text:p>
            <text:p text:style-name="P12">0.060013</text:p>
          </table:table-cell>
        </table:table-row>
        <table:table-row table:style-name="Table1.23">
          <table:table-cell table:style-name="Table1.A2" office:value-type="string">
            <text:p text:style-name="P12">Printing 0-999 using different languages</text:p>
            <text:p text:style-name="P12"/>
            <text:p text:style-name="P12">python3</text:p>
            <text:p text:style-name="P12">python2</text:p>
            <text:p text:style-name="P12">C</text:p>
            <text:p text:style-name="P12">C++</text:p>
          </table:table-cell>
          <table:table-cell table:style-name="Table1.B2" office:value-type="string">
            <text:p text:style-name="P12"/>
            <text:p text:style-name="P12"/>
            <text:p text:style-name="P12">0.057809</text:p>
            <text:p text:style-name="P12">0.042315</text:p>
            <text:p text:style-name="P12">0.063237 <text:span text:style-name="T1">+ </text:span>0.006240</text:p>
            <text:p text:style-name="P12">0.264595 <text:span text:style-name="T1">+ </text:span>0.011434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6:58:21.887243820</meta:creation-date>
    <dc:date>2018-11-16T00:04:50.641325715</dc:date>
    <meta:editing-duration>PT21M28S</meta:editing-duration>
    <meta:editing-cycles>5</meta:editing-cycles>
    <meta:generator>LibreOffice/6.0.3.2$Linux_X86_64 LibreOffice_project/00m0$Build-2</meta:generator>
    <meta:document-statistic meta:table-count="1" meta:image-count="0" meta:object-count="0" meta:page-count="2" meta:paragraph-count="133" meta:word-count="158" meta:character-count="918" meta:non-whitespace-character-count="877"/>
  </office:meta>
</office:document-meta>
</file>